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tyle="italic" style:font-style-asian="italic" fo:font-size="12pt" style:font-size-asian="12pt" style:font-size-complex="12pt"/>
    </style:style>
    <style:style style:name="TableColumn6" style:family="table-column">
      <style:table-column-properties style:column-width="2.0868in"/>
    </style:style>
    <style:style style:name="TableColumn7" style:family="table-column">
      <style:table-column-properties style:column-width="2.0868in"/>
    </style:style>
    <style:style style:name="TableColumn8" style:family="table-column">
      <style:table-column-properties style:column-width="2.0875in"/>
    </style:style>
    <style:style style:name="Table5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" style:family="table-row">
      <style:table-row-properties style:min-row-height="0.8993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color="#24292E" fo:font-size="12pt" style:font-size-asian="12pt" style:font-size-complex="12pt" fo:background-color="#FFFFFF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4" style:family="table-row">
      <style:table-row-properties style:min-row-height="0.8993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color="#24292E" fo:font-size="12pt" style:font-size-asian="12pt" style:font-size-complex="12pt" fo:background-color="#FFFFFF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ableRow33" style:family="table-row">
      <style:table-row-properties style:min-row-height="0.8993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color="#24292E" fo:font-size="12pt" style:font-size-asian="12pt" style:font-size-complex="12pt" fo:background-color="#FFFFFF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ableRow43" style:family="table-row">
      <style:table-row-properties style:min-row-height="0.8993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color="#24292E" fo:font-size="12pt" style:font-size-asian="12pt" style:font-size-complex="12pt" fo:background-color="#FFFFFF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4" style:parent-style-name="Normal" style:family="paragraph">
      <style:text-properties fo:font-style="italic" style:font-style-asian="italic" fo:font-size="12pt" style:font-size-asian="12pt" style:font-size-complex="12pt"/>
    </style:style>
    <style:style style:name="TableColumn56" style:family="table-column">
      <style:table-column-properties style:column-width="2.0868in"/>
    </style:style>
    <style:style style:name="TableColumn57" style:family="table-column">
      <style:table-column-properties style:column-width="2.0868in"/>
    </style:style>
    <style:style style:name="TableColumn58" style:family="table-column">
      <style:table-column-properties style:column-width="2.0875in"/>
    </style:style>
    <style:style style:name="Table55" style:family="table">
      <style:table-properties style:width="6.2611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63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P78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0" style:parent-style-name="Normal" style:family="paragraph">
      <style:text-properties fo:font-style="italic" style:font-style-asian="italic" fo:font-size="12pt" style:font-size-asian="12pt" style:font-size-complex="12pt"/>
    </style:style>
    <style:style style:name="TableColumn82" style:family="table-column">
      <style:table-column-properties style:column-width="2.0868in"/>
    </style:style>
    <style:style style:name="TableColumn83" style:family="table-column">
      <style:table-column-properties style:column-width="2.0868in"/>
    </style:style>
    <style:style style:name="TableColumn84" style:family="table-column">
      <style:table-column-properties style:column-width="2.0875in"/>
    </style:style>
    <style:style style:name="Table81" style:family="table">
      <style:table-properties style:width="6.2611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89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100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6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8" style:parent-style-name="Normal" style:family="paragraph">
      <style:text-properties fo:font-style="italic" style:font-style-asian="italic" fo:font-size="12pt" style:font-size-asian="12pt" style:font-size-complex="12pt"/>
    </style:style>
    <style:style style:name="TableColumn110" style:family="table-column">
      <style:table-column-properties style:column-width="2.0868in"/>
    </style:style>
    <style:style style:name="TableColumn111" style:family="table-column">
      <style:table-column-properties style:column-width="2.0868in"/>
    </style:style>
    <style:style style:name="TableColumn112" style:family="table-column">
      <style:table-column-properties style:column-width="2.0875in"/>
    </style:style>
    <style:style style:name="Table109" style:family="table">
      <style:table-properties style:width="6.2611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style:line-height-at-least="0.2083in"/>
      <style:text-properties fo:hyphenate="true"/>
    </style:style>
    <style:style style:name="T116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1" style:family="table-row">
      <style:table-row-properties style:min-row-height="0.252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ableRow130" style:family="table-row">
      <style:table-row-properties style:min-row-height="0.252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-complex="Calibri" fo:color="#24292E" fo:font-size="12pt" style:font-size-asian="12pt" style:font-size-complex="12pt" fo:background-color="#FFFFFF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ableRow139" style:family="table-row">
      <style:table-row-properties style:min-row-height="1.063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-complex="Calibri" fo:color="#24292E" fo:font-size="12pt" style:font-size-asian="12pt" style:font-size-complex="12pt" fo:background-color="#FFFFFF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148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149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P15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6" style:parent-style-name="Normal" style:family="paragraph">
      <style:text-properties fo:font-style="italic" style:font-style-asian="italic" fo:font-size="12pt" style:font-size-asian="12pt" style:font-size-complex="12pt"/>
    </style:style>
    <style:style style:name="TableColumn158" style:family="table-column">
      <style:table-column-properties style:column-width="2.0868in"/>
    </style:style>
    <style:style style:name="TableColumn159" style:family="table-column">
      <style:table-column-properties style:column-width="2.0868in"/>
    </style:style>
    <style:style style:name="TableColumn160" style:family="table-column">
      <style:table-column-properties style:column-width="2.0875in"/>
    </style:style>
    <style:style style:name="Table157" style:family="table">
      <style:table-properties style:width="6.261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-complex="Calibri" fo:color="#24292E" fo:font-size="12pt" style:font-size-asian="12pt" style:font-size-complex="12pt" fo:background-color="#FFFFFF"/>
    </style:style>
    <style:style style:name="P17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7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7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ystem Requirements</text:p>
      <text:p text:style-name="P2">Section 5: Core elements of the software system</text:p>
      <text:p text:style-name="P3">Functional Requirements</text:p>
      <text:p text:style-name="P4"><text:s text:c="2"/>Requirement <text:s text:c="32"/>Rational<text:s/><text:s text:c="39"/>Source Quote<text:s/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The software shall be able to have one or more players in the game controlled by the autonomous agent.</text:span></text:p>
          </table:table-cell>
          <table:table-cell table:style-name="TableCell13">
            <text:p text:style-name="P14">This will enhance the gaming experience.</text:p>
          </table:table-cell>
          <table:table-cell table:style-name="TableCell15">
            <text:p text:style-name="P16">“An agent that can take the role of 1 or more of the players.”</text:p>
          </table:table-cell>
        </table:table-row>
        <table:table-row table:style-name="TableRow17">
          <table:table-cell table:style-name="TableCell18">
            <text:p text:style-name="P19">The software shall be able to have all players controlled by the autonomous agent.</text:p>
          </table:table-cell>
          <table:table-cell table:style-name="TableCell20">
            <text:p text:style-name="P21">This will provide a means of testing our software.</text:p>
          </table:table-cell>
          <table:table-cell table:style-name="TableCell22">
            <text:p text:style-name="P23">“However, it also provides the possibility for fully autonomous play when all of the players are provided by the<text:s/>program.”</text:p>
          </table:table-cell>
        </table:table-row>
        <table:table-row table:style-name="TableRow24">
          <table:table-cell table:style-name="TableCell25">
            <text:p text:style-name="P26">The software shall be able to import initial data for the pot luck and opportunity knocks cards.</text:p>
          </table:table-cell>
          <table:table-cell table:style-name="TableCell27">
            <text:p text:style-name="P28">This allows the game to be more customizable.</text:p>
          </table:table-cell>
          <table:table-cell table:style-name="TableCell29">
            <text:p text:style-name="P30"><text:span text:style-name="T31">“.....a means of initialising it with data on the board layout, the “pot luck” and “opportunity knocks</text:span><text:span text:style-name="T32">” cards and the details about the various properties (the data that is currently on the cards in the physical version of the game.”</text:span></text:p>
          </table:table-cell>
        </table:table-row>
        <table:table-row table:style-name="TableRow33">
          <table:table-cell table:style-name="TableCell34">
            <text:p text:style-name="P35">The software shall be able to import initial data for properties.</text:p>
          </table:table-cell>
          <table:table-cell table:style-name="TableCell36">
            <text:p text:style-name="P37"><text:span text:style-name="T38">This allows the game to be more customizable.</text:span></text:p>
          </table:table-cell>
          <table:table-cell table:style-name="TableCell39">
            <text:p text:style-name="P40"><text:span text:style-name="T41">“As this da</text:span><text:span text:style-name="T42">ta will be loaded on start-up from external files….”</text:span></text:p>
          </table:table-cell>
        </table:table-row>
        <table:table-row table:style-name="TableRow43">
          <table:table-cell table:style-name="TableCell44">
            <text:p text:style-name="P45">The software shall be able to display current worth of each player at any time.</text:p>
          </table:table-cell>
          <table:table-cell table:style-name="TableCell46">
            <text:p text:style-name="P47">A vital component of the game.</text:p>
          </table:table-cell>
          <table:table-cell table:style-name="TableCell48">
            <text:p text:style-name="P49"><text:span text:style-name="T50">“…..current worth of each of the players and the property assets that they own. This should</text:span><text:span text:style-name="T51"><text:s/>be available for all to see as it is the current board game version.”</text:span></text:p>
          </table:table-cell>
        </table:table-row>
      </table:table>
      <text:p text:style-name="P52"/>
      <text:p text:style-name="P53">Non - Functional Requirements</text:p>
      <text:p text:style-name="P54"><text:s text:c="2"/>Requirement <text:s text:c="32"/>Rational <text:s text:c="38"/>Source Quote<text:s/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The software should be able to run at high<text:s/></text:span><text:span text:style-name="T63">speed when all players are autonomous.</text:span></text:p>
          </table:table-cell>
          <table:table-cell table:style-name="TableCell64">
            <text:p text:style-name="P65">Ensures the game is enjoyable.<text:s/></text:p>
          </table:table-cell>
          <table:table-cell table:style-name="TableCell66">
            <text:p text:style-name="P67">“Such simulations could be performed at high speed.”</text:p>
          </table:table-cell>
        </table:table-row>
        <table:table-row table:style-name="TableRow68">
          <table:table-cell table:style-name="TableCell69">
            <text:p text:style-name="P70"><text:span text:style-name="T71">The software shall be easily customised.</text:span></text:p>
          </table:table-cell>
          <table:table-cell table:style-name="TableCell72">
            <text:p text:style-name="P73">Will give users more freedom to enhance the gaming experience.</text:p>
          </table:table-cell>
          <table:table-cell table:style-name="TableCell74">
            <text:p text:style-name="P75"><text:span text:style-name="T76">“….this means that the game</text:span><text:span text:style-name="T77"><text:s/>is easily customised….”</text:span></text:p>
          </table:table-cell>
        </table:table-row>
      </table:table>
      <text:soft-page-break/>
      <text:p text:style-name="P78">Section 6: The game player agent</text:p>
      <text:p text:style-name="P79">Functional Requirements</text:p>
      <text:p text:style-name="P80"><text:s text:c="2"/>Requirement <text:s text:c="32"/>Rational <text:s text:c="38"/>Source Quote<text:s/>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The autonomous agent shall be capable of making any choices that t</text:span><text:span text:style-name="T89">he user is able to make.</text:span></text:p>
          </table:table-cell>
          <table:table-cell table:style-name="TableCell90">
            <text:p text:style-name="P91">The purpose of the agent is to be an effective substitute for an actual player.</text:p>
          </table:table-cell>
          <table:table-cell table:style-name="TableCell92">
            <text:p text:style-name="P93"><text:span text:style-name="T94">“</text:span>The game player agent should be able to play the game to the same extent that a human player would.<text:span text:style-name="T95">”</text:span></text:p>
          </table:table-cell>
        </table:table-row>
        <table:table-row table:style-name="TableRow96">
          <table:table-cell table:style-name="TableCell97">
            <text:p text:style-name="P98"><text:span text:style-name="T99">The autonomous agent shall not be able to stop p</text:span><text:span text:style-name="T100">laying before it is bankrupt.</text:span></text:p>
          </table:table-cell>
          <table:table-cell table:style-name="TableCell101">
            <text:p text:style-name="P102">Has the potential of ruining the game.</text:p>
          </table:table-cell>
          <table:table-cell table:style-name="TableCell103">
            <text:p text:style-name="P104">“A game player agent may not opt to retire from the game.”</text:p>
          </table:table-cell>
        </table:table-row>
      </table:table>
      <text:p text:style-name="P105"/>
      <text:p text:style-name="P106">Section 7: Integrity of the game</text:p>
      <text:p text:style-name="P107">Functional Requirements</text:p>
      <text:p text:style-name="P108"><text:s text:c="2"/>Requirement <text:s text:c="32"/>Rational <text:s text:c="38"/>Source Quote<text:s/></text:p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<text:span text:style-name="T116">The software shall ensure that the bank has an infinite amount of money.</text:span></text:p>
          </table:table-cell>
          <table:table-cell table:style-name="TableCell117">
            <text:p text:style-name="P118">The bank must always be able to operate otherwise the game would end early.</text:p>
          </table:table-cell>
          <table:table-cell table:style-name="TableCell119">
            <text:p text:style-name="P120">“The bank is always able to pay the players. In the board game version, the bank can issue IOUs or generate new notes to ensure that game play can continue.”</text:p>
          </table:table-cell>
        </table:table-row>
        <table:table-row table:style-name="TableRow121">
          <table:table-cell table:style-name="TableCell122">
            <text:p text:style-name="P123"><text:span text:style-name="T124">Players shall not be able borrow or lend money to each other.</text:span></text:p>
          </table:table-cell>
          <table:table-cell table:style-name="TableCell125">
            <text:p text:style-name="P126">Could decrease<text:s/>the<text:s/>competitiveness<text:s/>of the game.<text:s/></text:p>
          </table:table-cell>
          <table:table-cell table:style-name="TableCell127">
            <text:p text:style-name="P128"><text:span text:style-name="T129">“Player may not borrow or lend money to one another.”</text:span></text:p>
          </table:table-cell>
        </table:table-row>
        <table:table-row table:style-name="TableRow130">
          <table:table-cell table:style-name="TableCell131">
            <text:p text:style-name="P132">The software shall ensure that properties are never allocated to a player if their assets aren't decremented accordingly.</text:p>
          </table:table-cell>
          <table:table-cell table:style-name="TableCell133">
            <text:p text:style-name="P134"><text:span text:style-name="T135">A vital component of the game.</text:span></text:p>
          </table:table-cell>
          <table:table-cell table:style-name="TableCell136">
            <text:p text:style-name="P137"><text:span text:style-name="T138">“All assets procured from the bank must be paid for in cash. The bank does not provide credit.”</text:span></text:p>
          </table:table-cell>
        </table:table-row>
        <table:table-row table:style-name="TableRow139">
          <table:table-cell table:style-name="TableCell140">
            <text:p text:style-name="P141">The software shall ensure that the probability of the dice producing a number between 1 and 6 is the same.</text:p>
          </table:table-cell>
          <table:table-cell table:style-name="TableCell142">
            <text:p text:style-name="P143"><text:span text:style-name="T144">A vital component of the game.</text:span></text:p>
          </table:table-cell>
          <table:table-cell table:style-name="TableCell145">
            <text:p text:style-name="P146"><text:span text:style-name="T147">“</text:span><text:span text:style-name="T148">The dice used in the game must be fair with each dice have an equal probability of landing on one of its six sides.</text:span><text:span text:style-name="T149">”</text:span></text:p>
          </table:table-cell>
        </table:table-row>
      </table:table>
      <text:p text:style-name="P150"/>
      <text:p text:style-name="P151"/>
      <text:p text:style-name="P152"/>
      <text:p text:style-name="P153"/>
      <text:p text:style-name="P154"/>
      <text:soft-page-break/>
      <text:p text:style-name="P155">Non - Functional Requirements</text:p>
      <text:p text:style-name="P156"><text:s text:c="2"/>Requirement <text:s text:c="32"/>Rational <text:s text:c="38"/>Source Quote<text:s/>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The software shall ensure that the user interface displays all information about properties owned by a player or available.</text:span></text:p>
          </table:table-cell>
          <table:table-cell table:style-name="TableCell165">
            <text:p text:style-name="P166">Allows players to track their progress relative to other players and plan their next move.</text:p>
          </table:table-cell>
          <table:table-cell table:style-name="TableCell167">
            <text:p text:style-name="P168"><text:span text:style-name="T169">“The range of properties available for sale by the bank, and owned by players, is a matter of public record and that information must be available to all players at all times.”</text:span></text:p>
          </table:table-cell>
        </table:table-row>
      </table:table>
      <text:p text:style-name="P170"/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Sinclair</meta:initial-creator>
    <dc:creator>Alex Sinclair</dc:creator>
    <meta:creation-date>2018-03-04T19:53:00Z</meta:creation-date>
    <dc:date>2018-03-05T19:48:00Z</dc:date>
    <meta:template xlink:href="Normal.dotm" xlink:type="simple"/>
    <meta:editing-cycles>30</meta:editing-cycles>
    <meta:editing-duration>PT17220S</meta:editing-duration>
    <meta:document-statistic meta:page-count="3" meta:paragraph-count="8" meta:word-count="635" meta:character-count="4249" meta:row-count="30" meta:non-whitespace-character-count="3622"/>
  </office:meta>
</office:document-meta>
</file>